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end="Symmetric_20_Arrow" draw:fill="solid" draw:fill-color="#94bd5e" draw:textarea-vertical-align="middle" fo:min-height="1.383cm"/>
    </style:style>
    <style:style style:name="gr2" style:family="graphic" style:parent-style-name="standard">
      <style:graphic-properties draw:stroke="solid" svg:stroke-color="#000000" draw:marker-end="Symmetric_20_Arrow" draw:fill="solid" draw:fill-color="#94bd5e" draw:textarea-vertical-align="middle" fo:min-height="1.13cm"/>
    </style:style>
    <style:style style:name="gr3" style:family="graphic" style:parent-style-name="standard">
      <style:graphic-properties draw:stroke="solid" svg:stroke-color="#000000" draw:marker-end="Symmetric_20_Arrow" draw:fill="none" draw:fill-color="#ffffff" draw:textarea-vertical-align="middle" fo:min-height="0.37cm"/>
    </style:style>
    <style:style style:name="gr4" style:family="graphic" style:parent-style-name="standard">
      <style:graphic-properties draw:stroke="solid" svg:stroke-color="#000000" draw:marker-end="Symmetric_20_Arrow" draw:fill="none" draw:fill-color="#ffffff" draw:textarea-vertical-align="middle" fo:min-height="2.615cm"/>
    </style:style>
    <style:style style:name="gr5" style:family="graphic" style:parent-style-name="standard">
      <style:graphic-properties draw:stroke="solid" svg:stroke-color="#000000" draw:marker-end="Symmetric_20_Arrow" draw:fill="solid" draw:fill-color="#99ccff" draw:textarea-vertical-align="middle" fo:min-height="3.678cm"/>
    </style:style>
    <style:style style:name="gr6" style:family="graphic" style:parent-style-name="standard">
      <style:graphic-properties draw:stroke="none" svg:stroke-color="#000000" draw:marker-end="Symmetric_20_Arrow" draw:fill="none" draw:fill-color="#ffffff" draw:textarea-vertical-align="middle" fo:min-height="0.37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marker-end="Symmetric_20_Arrow" draw:fill="none" draw:fill-color="#ffffff" draw:textarea-vertical-align="middle" fo:min-height="0.407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06cm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cccccc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14" style:family="graphic" style:parent-style-name="standard">
      <style:graphic-properties svg:stroke-width="0.06cm" svg:stroke-color="#cccccc" draw:marker-start-width="0.29cm" draw:marker-end="Arrow" draw:marker-end-width="0.39cm" draw:fill="solid" draw:fill-color="#3deb3d" draw:textarea-horizontal-align="center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marker-end="Symmetric_20_Arrow" draw:fill="solid" draw:fill-color="#99ccff" draw:textarea-vertical-align="middle" fo:min-height="5.225cm"/>
    </style:style>
    <style:style style:name="gr19" style:family="graphic" style:parent-style-name="standard">
      <style:graphic-properties draw:stroke="solid" svg:stroke-color="#000000" draw:marker-end="Symmetric_20_Arrow" draw:fill="solid" draw:fill-color="#94bd5e" draw:textarea-vertical-align="middle" fo:min-height="2.767cm"/>
    </style:style>
    <style:style style:name="gr20" style:family="graphic" style:parent-style-name="standard">
      <style:graphic-properties draw:stroke="solid" svg:stroke-color="#000000" draw:marker-end="Symmetric_20_Arrow" draw:fill="solid" draw:fill-color="#ffcc99" draw:textarea-vertical-align="middle" fo:min-height="2.69cm"/>
    </style:style>
    <style:style style:name="gr2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3" style:family="graphic" style:parent-style-name="standard">
      <style:graphic-properties draw:fill="solid" draw:fill-color="#006b6b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3" draw:layer="layout" svg:width="4.448cm" svg:height="1.633cm" svg:x="19.35cm" svg:y="6.388cm">
          <draw:text-box>
            <text:p text:style-name="P1"><text:span text:style-name="T1">RECEPTOR</text:span></text:p>
          </draw:text-box>
          <draw:glue-point draw:id="4" svg:x="-5.002cm" svg:y="-2.063cm"/>
          <draw:glue-point draw:id="5" svg:x="-5.002cm" svg:y="2.706cm"/>
        </draw:frame>
        <draw:frame draw:style-name="gr1" draw:text-style-name="P2" draw:id="id5" draw:layer="layout" svg:width="4.448cm" svg:height="1.633cm" svg:x="19.372cm" svg:y="11.637cm">
          <draw:text-box>
            <text:p text:style-name="P1"><text:span text:style-name="T1">TRANSMITTER</text:span></text:p>
          </draw:text-box>
          <draw:glue-point draw:id="4" svg:x="-5.002cm" svg:y="-2.529cm"/>
        </draw:frame>
        <draw:frame draw:style-name="gr2" draw:text-style-name="P2" draw:id="id4" draw:layer="layout" svg:width="4.448cm" svg:height="1.38cm" svg:x="19.352cm" svg:y="9.2cm">
          <draw:text-box>
            <text:p text:style-name="P1"><text:span text:style-name="T1">CLOCK GENERATOR</text:span></text:p>
          </draw:text-box>
          <draw:glue-point draw:id="4" svg:x="5.002cm" svg:y="-2.357cm"/>
          <draw:glue-point draw:id="5" svg:x="-5.002cm" svg:y="-2.749cm"/>
          <draw:glue-point draw:id="6" svg:x="-5.002cm" svg:y="2.584cm"/>
        </draw:frame>
        <draw:frame draw:style-name="gr3" draw:text-style-name="P3" draw:layer="layout" svg:width="3.088cm" svg:height="0.645cm" svg:x="1.299cm" svg:y="16.868cm">
          <draw:text-box>
            <text:p text:style-name="P1"><text:span text:style-name="T2">03 <text:s text:c="13"/>CMD</text:span></text:p>
          </draw:text-box>
        </draw:frame>
        <draw:frame draw:style-name="gr3" draw:text-style-name="P3" draw:layer="layout" svg:width="3.087cm" svg:height="0.645cm" svg:x="1.29cm" svg:y="14.869cm">
          <draw:text-box>
            <text:p text:style-name="P1"><text:span text:style-name="T2">00 <text:s text:c="8"/>CLKDIV</text:span></text:p>
          </draw:text-box>
        </draw:frame>
        <draw:frame draw:style-name="gr3" draw:text-style-name="P3" draw:layer="layout" svg:width="3.086cm" svg:height="0.645cm" svg:x="1.291cm" svg:y="15.533cm">
          <draw:text-box>
            <text:p text:style-name="P1"><text:span text:style-name="T2">01 SIZEB_LOW</text:span></text:p>
          </draw:text-box>
        </draw:frame>
        <draw:frame draw:style-name="gr3" draw:text-style-name="P3" draw:layer="layout" svg:width="3.085cm" svg:height="0.645cm" svg:x="1.292cm" svg:y="16.197cm">
          <draw:text-box>
            <text:p text:style-name="P1"><text:span text:style-name="T2">02 <text:s text:c="5"/>SIZEB_HI</text:span></text:p>
          </draw:text-box>
        </draw:frame>
        <draw:frame draw:style-name="gr4" draw:text-style-name="P3" draw:layer="layout" svg:width="3.084cm" svg:height="2.865cm" svg:x="1.293cm" svg:y="17.523cm">
          <draw:text-box>
            <text:p text:style-name="P1"><text:span text:style-name="T2">RX_BUFFER</text:span></text:p>
          </draw:text-box>
        </draw:frame>
        <draw:frame draw:style-name="gr5" draw:text-style-name="P1" draw:layer="layout" svg:width="4.448cm" svg:height="3.928cm" svg:x="5.14cm" svg:y="1.523cm">
          <draw:text-box>
            <text:p text:style-name="P1">REGISTER BANK</text:p>
          </draw:text-box>
        </draw:frame>
        <draw:frame draw:style-name="gr6" draw:text-style-name="P3" draw:layer="layout" svg:width="2.775cm" svg:height="1.039cm" svg:x="1.486cm" svg:y="13.851cm">
          <draw:text-box>
            <text:p text:style-name="P1"><text:span text:style-name="T2">MEMORY MAP</text:span></text:p>
          </draw:text-box>
        </draw:frame>
        <draw:connector draw:style-name="gr7" draw:text-style-name="P4" draw:layer="layout" svg:x1="8.722cm" svg:y1="10.766cm" svg:x2="11.042cm" svg:y2="10.766cm" svg:d="m8722 10766h2320">
          <text:p text:style-name="P1"><text:span text:style-name="T3">SPI_wr <text:s/></text:span></text:p>
          <text:p text:style-name="P1"><text:span text:style-name="T3"/></text:p>
        </draw:connector>
        <draw:connector draw:style-name="gr7" draw:text-style-name="P4" draw:layer="layout" draw:line-skew="-0.049cm" svg:x1="2.017cm" svg:y1="4.647cm" svg:x2="5.143cm" svg:y2="4.647cm" svg:d="m2017 4647h3126">
          <text:p text:style-name="P1"><text:span text:style-name="T3">fullB</text:span></text:p>
          <text:p text:style-name="P1"><text:span text:style-name="T3"/></text:p>
        </draw:connector>
        <draw:custom-shape draw:style-name="gr8" draw:text-style-name="P1" draw:layer="layout" svg:width="0.466cm" svg:height="1.594cm" draw:transform="rotate (1.5707963267946) translate (9.426cm 17.8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0.466cm" svg:height="0.391cm" draw:transform="rotate (1.5707963267946) translate (9.013cm 17.8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0.466cm" svg:height="0.397cm" draw:transform="rotate (1.5707963267946) translate (8.608cm 17.8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5" draw:layer="layout" svg:width="0.38cm" svg:height="0.457cm" svg:x="7.824cm" svg:y="16.94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279cm" svg:height="0.657cm" svg:x="12.181cm" svg:y="19.474cm">
          <draw:text-box>
            <text:p text:style-name="P1"><text:span text:style-name="T2">CMD_ADC</text:span></text:p>
          </draw:text-box>
        </draw:frame>
        <draw:frame draw:style-name="gr6" draw:text-style-name="P3" draw:layer="layout" svg:width="2.279cm" svg:height="0.645cm" svg:x="9.78cm" svg:y="19.497cm">
          <draw:text-box>
            <text:p text:style-name="P1"><text:span text:style-name="T2">CMD_TYP</text:span></text:p>
          </draw:text-box>
        </draw:frame>
        <draw:frame draw:style-name="gr6" draw:text-style-name="P3" draw:layer="layout" svg:width="2.787cm" svg:height="0.645cm" svg:x="6.927cm" svg:y="19.459cm">
          <draw:text-box>
            <text:p text:style-name="P1"><text:span text:style-name="T2">CMD_START</text:span></text:p>
          </draw:text-box>
        </draw:frame>
        <draw:line draw:style-name="gr11" draw:text-style-name="P1" draw:layer="layout" svg:x1="4.539cm" svg:y1="17.208cm" svg:x2="7.813cm" svg:y2="17.194cm">
          <text:p/>
        </draw:line>
        <draw:custom-shape draw:style-name="gr9" draw:text-style-name="P5" draw:layer="layout" svg:width="0.38cm" svg:height="0.457cm" svg:x="8.224cm" svg:y="16.942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8cm" svg:height="0.457cm" svg:x="8.624cm" svg:y="16.94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8cm" svg:height="0.457cm" svg:x="9.024cm" svg:y="16.942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8cm" svg:height="0.457cm" svg:x="9.424cm" svg:y="16.941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8cm" svg:height="0.457cm" svg:x="9.824cm" svg:y="16.942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8cm" svg:height="0.457cm" svg:x="10.224cm" svg:y="16.941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38cm" svg:height="0.457cm" svg:x="10.624cm" svg:y="16.94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87cm" svg:height="0.645cm" svg:x="4.436cm" svg:y="19.475cm">
          <draw:text-box>
            <text:p text:style-name="P1"><text:span text:style-name="T2">CMD_SW</text:span></text:p>
          </draw:text-box>
        </draw:frame>
        <draw:custom-shape draw:style-name="gr8" draw:text-style-name="P1" draw:layer="layout" svg:width="0.466cm" svg:height="0.791cm" draw:transform="rotate (1.5707963267946) translate (7.809cm 17.8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1" draw:layer="layout" svg:x1="8.197cm" svg:y1="17.852cm" svg:x2="5.926cm" svg:y2="19.644cm">
          <text:p/>
        </draw:line>
        <draw:line draw:style-name="gr11" draw:text-style-name="P1" draw:layer="layout" svg:x1="8.797cm" svg:y1="17.87cm" svg:x2="8.225cm" svg:y2="19.634cm">
          <text:p/>
        </draw:line>
        <draw:line draw:style-name="gr11" draw:text-style-name="P1" draw:layer="layout" svg:x1="9.201cm" svg:y1="17.842cm" svg:x2="10.955cm" svg:y2="19.625cm">
          <text:p/>
        </draw:line>
        <draw:line draw:style-name="gr11" draw:text-style-name="P1" draw:layer="layout" svg:x1="10.224cm" svg:y1="17.861cm" svg:x2="13.47cm" svg:y2="19.644cm">
          <text:p/>
        </draw:line>
        <draw:connector draw:style-name="gr12" draw:text-style-name="P4" draw:layer="layout" svg:x1="9.593cm" svg:y1="2.03cm" svg:x2="12.717cm" svg:y2="2.026cm" svg:d="m9593 2030h1562v-4h1562">
          <text:p text:style-name="P1"><text:span text:style-name="T3">ZIZEB[9:0] <text:s/></text:span></text:p>
          <text:p text:style-name="P1"><text:span text:style-name="T3"/></text:p>
        </draw:connector>
        <draw:connector draw:style-name="gr12" draw:text-style-name="P4" draw:layer="layout" svg:x1="9.593cm" svg:y1="2.03cm" svg:x2="12.717cm" svg:y2="2.026cm" svg:d="m9593 2030h1562v-4h1562">
          <text:p text:style-name="P1"><text:span text:style-name="T3">ZIZEB[9:0] <text:s/></text:span></text:p>
          <text:p text:style-name="P1"><text:span text:style-name="T3"/></text:p>
        </draw:connector>
        <draw:connector draw:style-name="gr12" draw:text-style-name="P4" draw:layer="layout" svg:x1="9.575cm" svg:y1="2.719cm" svg:x2="12.699cm" svg:y2="2.715cm" svg:d="m9575 2719h1562v-4h1562">
          <text:p text:style-name="P1"><text:span text:style-name="T3">CLKDIV[7:0] <text:s/></text:span></text:p>
          <text:p text:style-name="P1"><text:span text:style-name="T3"/></text:p>
        </draw:connector>
        <draw:connector draw:style-name="gr12" draw:text-style-name="P4" draw:layer="layout" svg:x1="9.575cm" svg:y1="3.427cm" svg:x2="12.699cm" svg:y2="3.423cm" svg:d="m9575 3427h1562v-4h1562">
          <text:p text:style-name="P1"><text:span text:style-name="T3">CMD[7:0] <text:s/></text:span></text:p>
          <text:p text:style-name="P1"><text:span text:style-name="T3"/></text:p>
        </draw:connector>
        <draw:connector draw:style-name="gr13" draw:text-style-name="P4" draw:layer="layout" svg:x1="1.99cm" svg:y1="1.73cm" svg:x2="5.114cm" svg:y2="1.726cm" svg:d="m1990 1730h1562v-4h1562">
          <text:p text:style-name="P1"><text:span text:style-name="T3">wrBus[7:0] <text:s/></text:span></text:p>
          <text:p text:style-name="P1"><text:span text:style-name="T3"/></text:p>
        </draw:connector>
        <draw:connector draw:style-name="gr13" draw:text-style-name="P4" draw:layer="layout" svg:x1="5.126cm" svg:y1="2.454cm" svg:x2="2.024cm" svg:y2="2.455cm" svg:d="m5126 2454h-1551v1h-1551">
          <text:p text:style-name="P1"><text:span text:style-name="T3"><text:s text:c="5"/></text:span><text:span text:style-name="T3">rdBus[7:0] <text:s/></text:span></text:p>
          <text:p text:style-name="P1"><text:span text:style-name="T3"/></text:p>
        </draw:connector>
        <draw:connector draw:style-name="gr14" draw:text-style-name="P4" draw:layer="layout" svg:x1="1.99cm" svg:y1="3.93cm" svg:x2="5.114cm" svg:y2="3.926cm" svg:d="m1990 3930h1562v-4h1562">
          <text:p text:style-name="P1"><text:span text:style-name="T3">we / cs </text:span></text:p>
          <text:p text:style-name="P1"><text:span text:style-name="T3"/></text:p>
        </draw:connector>
        <draw:connector draw:style-name="gr7" draw:text-style-name="P4" draw:layer="layout" draw:line-skew="-0.049cm" svg:x1="2.277cm" svg:y1="7.447cm" svg:x2="5.403cm" svg:y2="7.447cm" svg:d="m2277 7447h3126">
          <text:p text:style-name="P1"><text:span text:style-name="T3">CMD_TYP</text:span></text:p>
          <text:p text:style-name="P1"><text:span text:style-name="T3"/></text:p>
        </draw:connector>
        <draw:connector draw:style-name="gr7" draw:text-style-name="P4" draw:layer="layout" draw:line-skew="-0.049cm" svg:x1="2.277cm" svg:y1="8.047cm" svg:x2="5.403cm" svg:y2="8.047cm" svg:d="m2277 8047h3126">
          <text:p text:style-name="P1"><text:span text:style-name="T3">CMD_START</text:span></text:p>
          <text:p text:style-name="P1"><text:span text:style-name="T3"/></text:p>
        </draw:connector>
        <draw:connector draw:style-name="gr7" draw:text-style-name="P4" draw:layer="layout" draw:line-skew="0.012cm" svg:x1="9.094cm" svg:y1="7.234cm" svg:x2="19.368cm" svg:y2="3.041cm" draw:end-shape="id1" draw:end-glue-point="5" svg:d="m9094 7234h4892v-4193h5382">
          <text:p text:style-name="P1"><text:span text:style-name="T3"><text:tab/></text:span><text:span text:style-name="T3">InitB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2" draw:text-style-name="P4" draw:layer="layout" svg:x1="16.228cm" svg:y1="5.09cm" svg:x2="19.352cm" svg:y2="5.086cm" svg:d="m16228 5090h1562v-4h1562">
          <text:p text:style-name="P1"><text:span text:style-name="T3">ZIZEB[9:0] <text:s/></text:span></text:p>
          <text:p text:style-name="P1"><text:span text:style-name="T3"/></text:p>
        </draw:connector>
        <draw:connector draw:style-name="gr7" draw:text-style-name="P4" draw:layer="layout" draw:line-skew="0.562cm" svg:x1="9.066cm" svg:y1="7.792cm" svg:x2="19.354cm" svg:y2="3.958cm" draw:start-shape="id2" draw:start-glue-point="6" draw:end-shape="id1" draw:end-glue-point="3" svg:d="m9066 7792h5716v-3834h4572">
          <text:p text:style-name="P1"><text:span text:style-name="T3"><text:tab/></text:span><text:span text:style-name="T3"><text:tab/></text:span><text:span text:style-name="T3">loadB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7" draw:text-style-name="P4" draw:layer="layout" draw:line-skew="-0.049cm" svg:x1="23.8cm" svg:y1="4.977cm" svg:x2="26.926cm" svg:y2="4.977cm" svg:d="m23800 4977h3126">
          <text:p text:style-name="P1"><text:span text:style-name="T3">fullB</text:span></text:p>
          <text:p text:style-name="P1"><text:span text:style-name="T3"/></text:p>
        </draw:connector>
        <draw:connector draw:style-name="gr15" draw:text-style-name="P4" draw:layer="layout" svg:x1="23.773cm" svg:y1="3.16cm" svg:x2="26.897cm" svg:y2="3.156cm" svg:d="m23773 3160h1562v-4h1562">
          <text:p text:style-name="P1"><text:span text:style-name="T3">wrBus2[7:0] <text:s/></text:span></text:p>
          <text:p text:style-name="P1"><text:span text:style-name="T3"/></text:p>
        </draw:connector>
        <draw:connector draw:style-name="gr16" draw:text-style-name="P4" draw:layer="layout" draw:line-skew="-0.049cm" svg:x1="23.8cm" svg:y1="4.377cm" svg:x2="26.926cm" svg:y2="4.377cm" svg:d="m23800 4377h3126">
          <text:p text:style-name="P1"><text:span text:style-name="T3">we2</text:span></text:p>
          <text:p text:style-name="P1"><text:span text:style-name="T3"/></text:p>
        </draw:connector>
        <draw:connector draw:style-name="gr15" draw:text-style-name="P4" draw:layer="layout" svg:x1="23.773cm" svg:y1="3.76cm" svg:x2="26.897cm" svg:y2="3.756cm" svg:d="m23773 3760h1562v-4h1562">
          <text:p text:style-name="P1"><text:span text:style-name="T3">addr2[10:0] <text:s/></text:span></text:p>
          <text:p text:style-name="P1"><text:span text:style-name="T3"/></text:p>
        </draw:connector>
        <draw:connector draw:style-name="gr13" draw:text-style-name="P4" draw:layer="layout" svg:x1="2.015cm" svg:y1="3.166cm" svg:x2="5.139cm" svg:y2="3.162cm" svg:d="m2015 3166h1562v-4h1562">
          <text:p text:style-name="P1"><text:span text:style-name="T3">addr[10:0] <text:s/></text:span></text:p>
          <text:p text:style-name="P1"><text:span text:style-name="T3"/></text:p>
        </draw:connector>
        <draw:connector draw:style-name="gr7" draw:text-style-name="P4" draw:layer="layout" draw:line-skew="-0.049cm" svg:x1="9.587cm" svg:y1="4.909cm" svg:x2="12.713cm" svg:y2="4.909cm" svg:d="m9587 4909h3126">
          <text:p text:style-name="P1"><text:span text:style-name="T3">we1</text:span></text:p>
          <text:p text:style-name="P1"><text:span text:style-name="T3"/></text:p>
        </draw:connector>
        <draw:connector draw:style-name="gr7" draw:text-style-name="P4" draw:layer="layout" draw:line-skew="-0.049cm" svg:x1="1.998cm" svg:y1="5.229cm" svg:x2="5.124cm" svg:y2="5.229cm" svg:d="m1998 5229h3126">
          <text:p text:style-name="P1"><text:span text:style-name="T3">rstStart</text:span></text:p>
          <text:p text:style-name="P1"><text:span text:style-name="T3"/></text:p>
        </draw:connector>
        <draw:connector draw:style-name="gr7" draw:text-style-name="P4" draw:layer="layout" svg:x1="5.411cm" svg:y1="8.914cm" svg:x2="2.323cm" svg:y2="8.912cm" svg:d="m5411 8914h-1544v-2h-1544">
          <text:p text:style-name="P1"><text:span text:style-name="T3">rstStart</text:span></text:p>
          <text:p text:style-name="P1"><text:span text:style-name="T3"/></text:p>
        </draw:connector>
        <draw:connector draw:style-name="gr12" draw:text-style-name="P4" draw:layer="layout" svg:x1="21.574cm" svg:y1="6.388cm" svg:x2="21.578cm" svg:y2="5.428cm" draw:start-shape="id3" draw:start-glue-point="0" draw:end-shape="id1" draw:end-glue-point="2" svg:d="m21574 6388v-480h4v-480">
          <text:p text:style-name="P1"><text:span text:style-name="T3"><text:tab/></text:span><text:span text:style-name="T3"><text:tab/></text:span><text:span text:style-name="T3"><text:tab/></text:span></text:p>
          <text:p text:style-name="P1"><text:span text:style-name="T3"><text:tab/></text:span><text:span text:style-name="T3"><text:tab/></text:span><text:span text:style-name="T3"><text:tab/></text:span><text:span text:style-name="T3">out_buffer [7:0] <text:s/></text:span></text:p>
          <text:p text:style-name="P1"><text:span text:style-name="T3"/></text:p>
        </draw:connector>
        <draw:connector draw:style-name="gr7" draw:text-style-name="P4" draw:layer="layout" svg:x1="21.576cm" svg:y1="9.2cm" svg:x2="21.574cm" svg:y2="8.021cm" draw:start-shape="id4" draw:start-glue-point="0" draw:end-shape="id3" draw:end-glue-point="2" svg:d="m21576 9200v-589h-2v-590">
          <text:p text:style-name="P1"><text:span text:style-name="T3"><text:tab/></text:span><text:span text:style-name="T3"> <text:s text:c="5"/></text:span></text:p>
          <text:p text:style-name="P1"><text:span text:style-name="T3"><text:tab/></text:span><text:span text:style-name="T3"><text:tab/></text:span><text:span text:style-name="T3">pulse</text:span></text:p>
          <text:p text:style-name="P1"><text:span text:style-name="T3"/></text:p>
        </draw:connector>
        <draw:connector draw:style-name="gr7" draw:text-style-name="P4" draw:layer="layout" svg:x1="21.576cm" svg:y1="10.58cm" svg:x2="21.596cm" svg:y2="11.637cm" draw:start-shape="id4" draw:start-glue-point="2" draw:end-shape="id5" draw:end-glue-point="0" svg:d="m21576 10580v529h20v528">
          <text:p text:style-name="P1"><text:span text:style-name="T3"><text:tab/></text:span><text:span text:style-name="T3"> <text:s text:c="5"/></text:span></text:p>
          <text:p text:style-name="P1"><text:span text:style-name="T3"><text:tab/></text:span><text:span text:style-name="T3"><text:tab/></text:span><text:span text:style-name="T3">pulse</text:span></text:p>
          <text:p text:style-name="P1"><text:span text:style-name="T3"/></text:p>
        </draw:connector>
        <draw:connector draw:style-name="gr7" draw:text-style-name="P4" draw:layer="layout" draw:line-skew="-0.725cm" svg:x1="14.412cm" svg:y1="9.589cm" svg:x2="19.35cm" svg:y2="6.868cm" draw:start-shape="id6" draw:start-glue-point="1" draw:end-shape="id3" draw:end-glue-point="4" svg:d="m14412 9589h1744v-2721h3194">
          <text:p text:style-name="P1"><text:span text:style-name="T3"><text:tab/></text:span><text:span text:style-name="T3">fallingSCLK <text:s text:c="2"/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7" draw:text-style-name="P4" draw:layer="layout" svg:x1="14.412cm" svg:y1="10.269cm" svg:x2="19.352cm" svg:y2="10.246cm" draw:start-shape="id6" draw:start-glue-point="8" draw:end-shape="id4" draw:end-glue-point="6" svg:d="m14412 10269h2470v-23h2470">
          <text:p text:style-name="P1"><text:span text:style-name="T3">clkdiv_en </text:span></text:p>
          <text:p text:style-name="P1"><text:span text:style-name="T3"/></text:p>
        </draw:connector>
        <draw:connector draw:style-name="gr7" draw:text-style-name="P4" draw:layer="layout" draw:line-skew="-0.689cm" svg:x1="14.387cm" svg:y1="10.683cm" svg:x2="19.372cm" svg:y2="12.041cm" draw:start-shape="id6" draw:start-glue-point="7" draw:end-shape="id5" draw:end-glue-point="4" svg:d="m14387 10683h1816v1358h3169">
          <text:p text:style-name="P1"><text:span text:style-name="T3"/></text:p>
          <text:p text:style-name="P1"><text:span text:style-name="T3"/></text:p>
          <text:p text:style-name="P1"><text:span text:style-name="T3"><text:s text:c="12"/></text:span></text:p>
          <text:p text:style-name="P1"><text:span text:style-name="T3"><text:tab/></text:span><text:span text:style-name="T3">load_in</text:span></text:p>
          <text:p text:style-name="P1"><text:span text:style-name="T3"/></text:p>
        </draw:connector>
        <draw:connector draw:style-name="gr7" draw:text-style-name="P4" draw:layer="layout" svg:x1="16.871cm" svg:y1="12.845cm" svg:x2="19.383cm" svg:y2="12.85cm" svg:d="m16871 12845h1256v5h1256">
          <text:p text:style-name="P1"><text:span text:style-name="T3">fallingSCLK <text:s text:c="2"/></text:span></text:p>
          <text:p text:style-name="P1"><text:span text:style-name="T3"/></text:p>
        </draw:connector>
        <draw:connector draw:style-name="gr13" draw:text-style-name="P4" draw:layer="layout" svg:x1="26.716cm" svg:y1="7.125cm" svg:x2="23.778cm" svg:y2="7.125cm" svg:d="m26716 7125h-2938">
          <text:p text:style-name="P1"><text:span text:style-name="T3"><text:s text:c="5"/></text:span><text:span text:style-name="T3">ADC_SDIN</text:span></text:p>
          <text:p text:style-name="P1"><text:span text:style-name="T3"/></text:p>
        </draw:connector>
        <draw:connector draw:style-name="gr13" draw:text-style-name="P4" draw:layer="layout" draw:line-skew="-0.049cm" svg:x1="23.8cm" svg:y1="9.877cm" svg:x2="26.926cm" svg:y2="9.877cm" svg:d="m23800 9877h3126">
          <text:p text:style-name="P1"><text:span text:style-name="T3">ADC_SCLK</text:span></text:p>
          <text:p text:style-name="P1"><text:span text:style-name="T3"/></text:p>
        </draw:connector>
        <draw:connector draw:style-name="gr13" draw:text-style-name="P4" draw:layer="layout" draw:line-skew="-0.049cm" svg:x1="23.8cm" svg:y1="12.477cm" svg:x2="26.926cm" svg:y2="12.477cm" svg:d="m23800 12477h3126">
          <text:p text:style-name="P1"><text:span text:style-name="T3">ADC_SDOUT</text:span></text:p>
          <text:p text:style-name="P1"><text:span text:style-name="T3"/></text:p>
        </draw:connector>
        <draw:custom-shape draw:style-name="gr17" draw:text-style-name="P5" draw:id="id7" draw:layer="layout" svg:width="1.669cm" svg:height="1.827cm" svg:x="10.391cm" svg:y="13.233cm">
          <text:p text:style-name="P1"><text:span text:style-name="T4">MOD8</text:span></text:p>
          <text:p text:style-name="P1"><text:span text:style-name="T4">Counter</text:span></text:p>
          <draw:enhanced-geometry svg:viewBox="0 0 21600 21600" draw:type="rectangle" draw:enhanced-path="M 0 0 L 21600 0 21600 21600 0 21600 0 0 Z N"/>
        </draw:custom-shape>
        <draw:frame draw:style-name="gr18" draw:text-style-name="P1" draw:id="id2" draw:layer="layout" svg:width="3.622cm" svg:height="5.475cm" svg:x="5.463cm" svg:y="5.98cm">
          <draw:text-box>
            <text:p text:style-name="P1">CONTROL</text:p>
          </draw:text-box>
          <draw:glue-point draw:id="4" svg:x="5.002cm" svg:y="3.661cm"/>
          <draw:glue-point draw:id="5" svg:x="5.002cm" svg:y="2.062cm"/>
          <draw:glue-point draw:id="6" svg:x="4.95cm" svg:y="-1.69cm"/>
          <draw:glue-point draw:id="7" svg:x="4.95cm" svg:y="-3.166cm"/>
        </draw:frame>
        <draw:connector draw:style-name="gr7" draw:text-style-name="P4" draw:layer="layout" svg:x1="12.011cm" svg:y1="8.614cm" svg:x2="9.073cm" svg:y2="8.614cm" svg:d="m12011 8614h-2938">
          <text:p text:style-name="P1"><text:span text:style-name="T3">busy</text:span></text:p>
          <text:p text:style-name="P1"><text:span text:style-name="T3"/></text:p>
        </draw:connector>
        <draw:frame draw:style-name="gr19" draw:text-style-name="P2" draw:id="id6" draw:layer="layout" svg:width="3.361cm" svg:height="3.017cm" svg:x="11.051cm" svg:y="8.081cm">
          <draw:text-box>
            <text:p text:style-name="P1"><text:span text:style-name="T1">SPI</text:span></text:p>
            <text:p text:style-name="P1"><text:span text:style-name="T1">CTRL</text:span></text:p>
          </draw:text-box>
          <draw:glue-point draw:id="4" svg:x="5.002cm" svg:y="-2.357cm"/>
          <draw:glue-point draw:id="5" svg:x="-4.959cm" svg:y="0cm"/>
          <draw:glue-point draw:id="6" svg:x="-5.002cm" svg:y="2.584cm"/>
          <draw:glue-point draw:id="7" svg:x="4.93cm" svg:y="3.627cm"/>
          <draw:glue-point draw:id="8" svg:x="5.004cm" svg:y="2.255cm"/>
        </draw:frame>
        <draw:frame draw:style-name="gr20" draw:text-style-name="P2" draw:id="id1" draw:layer="layout" svg:width="4.448cm" svg:height="2.94cm" svg:x="19.354cm" svg:y="2.488cm">
          <draw:text-box>
            <text:p text:style-name="P1"><text:span text:style-name="T1">RECEPTION</text:span></text:p>
            <text:p text:style-name="P1"><text:span text:style-name="T1">BUFFER</text:span></text:p>
          </draw:text-box>
          <draw:glue-point draw:id="4" svg:x="-4.916cm" svg:y="3.785cm"/>
          <draw:glue-point draw:id="5" svg:x="-4.97cm" svg:y="-3.122cm"/>
        </draw:frame>
        <draw:connector draw:style-name="gr7" draw:text-style-name="P4" draw:layer="layout" svg:x1="7.274cm" svg:y1="11.455cm" svg:x2="10.391cm" svg:y2="14.146cm" draw:start-shape="id2" draw:start-glue-point="2" draw:end-shape="id7" draw:end-glue-point="3" svg:d="m7274 11455v2691h3117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loadB (add)</text:span></text:p>
          <text:p text:style-name="P1"><text:span text:style-name="T3"/></text:p>
        </draw:connector>
        <draw:connector draw:style-name="gr7" draw:text-style-name="P4" draw:layer="layout" draw:line-skew="-0.049cm" svg:x1="7.263cm" svg:y1="14.823cm" svg:x2="10.389cm" svg:y2="14.823cm" svg:d="m7263 14823h3126">
          <text:p text:style-name="P1"><text:span text:style-name="T3">fullB (reset)</text:span></text:p>
          <text:p text:style-name="P1"><text:span text:style-name="T3"/></text:p>
        </draw:connector>
        <draw:custom-shape draw:style-name="gr21" draw:text-style-name="P6" draw:id="id9" draw:layer="layout" svg:width="2.84cm" svg:height="1.184cm" draw:transform="rotate (1.5707963267946) translate (17.135cm 17.368cm)">
          <text:p/>
          <draw:enhanced-geometry svg:viewBox="0 0 21600 21600" draw:glue-points="?f6 10800 10800 21600 ?f5 10800 10800 0" draw:text-areas="?f3 ?f3 ?f4 ?f4" draw:type="trapezoid" draw:modifiers="3406.124604012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7" draw:id="id8" draw:layer="layout" svg:width="1.328cm" svg:height="2.477cm" svg:x="16.92cm" svg:y="14.715cm">
          <draw:text-box>
            <text:p text:style-name="P1"><text:span text:style-name="T5">11</text:span></text:p>
            <text:p text:style-name="P1"><text:span text:style-name="T5"/></text:p>
            <text:p text:style-name="P1"><text:span text:style-name="T5">10</text:span></text:p>
            <text:p text:style-name="P1"><text:span text:style-name="T5"/></text:p>
            <text:p text:style-name="P1"><text:span text:style-name="T5">01</text:span></text:p>
            <text:p text:style-name="P1"><text:span text:style-name="T5"/></text:p>
            <text:p text:style-name="P1"><text:span text:style-name="T5">00</text:span></text:p>
          </draw:text-box>
        </draw:frame>
        <draw:connector draw:style-name="gr12" draw:text-style-name="P4" draw:layer="layout" draw:line-skew="1.258cm" svg:x1="12.06cm" svg:y1="14.146cm" svg:x2="15.506cm" svg:y2="14.152cm" draw:start-shape="id7" draw:start-glue-point="1" svg:d="m12060 14146h3231v6h215">
          <text:p text:style-name="P1"><text:span text:style-name="T3">CMD_OFFSET <text:s text:c="3"/></text:span></text:p>
          <text:p text:style-name="P1"><text:span text:style-name="T3"/></text:p>
        </draw:connector>
        <draw:line draw:style-name="gr22" draw:text-style-name="P1" draw:layer="layout" svg:x1="15.535cm" svg:y1="13.568cm" svg:x2="15.528cm" svg:y2="17.914cm">
          <text:p/>
        </draw:line>
        <draw:connector draw:style-name="gr12" draw:text-style-name="P4" draw:layer="layout" draw:line-skew="0.625cm" svg:x1="15.507cm" svg:y1="15.603cm" svg:x2="17.125cm" svg:y2="15.592cm" svg:d="m15507 15603h1434v-11h184">
          <text:p text:style-name="P1"><text:span text:style-name="T3">[1:0] <text:s text:c="3"/></text:span></text:p>
          <text:p text:style-name="P1"><text:span text:style-name="T3"/></text:p>
        </draw:connector>
        <draw:connector draw:style-name="gr12" draw:text-style-name="P4" draw:layer="layout" draw:line-skew="0.625cm" svg:x1="15.507cm" svg:y1="16.204cm" svg:x2="17.125cm" svg:y2="16.193cm" svg:d="m15507 16204h1434v-11h184">
          <text:p text:style-name="P1"><text:span text:style-name="T3">[0] <text:s text:c="3"/></text:span></text:p>
          <text:p text:style-name="P1"><text:span text:style-name="T3"/></text:p>
        </draw:connector>
        <draw:connector draw:style-name="gr12" draw:text-style-name="P4" draw:layer="layout" svg:x1="15.955cm" svg:y1="16.794cm" svg:x2="17.125cm" svg:y2="16.793cm" svg:d="m15955 16794h585v-1h585">
          <text:p text:style-name="P1"><text:span text:style-name="T3">'0' <text:s text:c="3"/></text:span></text:p>
          <text:p text:style-name="P1"><text:span text:style-name="T3"/></text:p>
        </draw:connector>
        <draw:connector draw:style-name="gr12" draw:text-style-name="P4" draw:layer="layout" draw:line-skew="0.625cm" svg:x1="15.507cm" svg:y1="15.004cm" svg:x2="17.125cm" svg:y2="14.993cm" svg:d="m15507 15004h1434v-11h184">
          <text:p text:style-name="P1"><text:span text:style-name="T3">[2:0] <text:s text:c="3"/></text:span></text:p>
          <text:p text:style-name="P1"><text:span text:style-name="T3"/></text:p>
        </draw:connector>
        <draw:connector draw:style-name="gr12" draw:text-style-name="P4" draw:layer="layout" svg:x1="17.582cm" svg:y1="19.353cm" svg:x2="17.584cm" svg:y2="17.192cm" draw:end-shape="id8" draw:end-glue-point="2" svg:d="m17582 19353v-830h2v-1331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CMD_SW[1:0]</text:span></text:p>
        </draw:connector>
        <draw:connector draw:style-name="gr12" draw:text-style-name="P4" draw:layer="layout" draw:line-skew="0.931cm" svg:x1="18.319cm" svg:y1="15.948cm" svg:x2="21.709cm" svg:y2="15.953cm" draw:start-shape="id9" draw:start-glue-point="1" svg:d="m18319 15948h2877v5h513">
          <text:p text:style-name="P1"><text:span text:style-name="T3">CMD_OFFSETt <text:s text:c="4"/></text:span></text:p>
          <text:p text:style-name="P1"><text:span text:style-name="T3"/></text:p>
        </draw:connector>
        <draw:connector draw:style-name="gr12" draw:text-style-name="P4" draw:layer="layout" svg:x1="18.509cm" svg:y1="17.342cm" svg:x2="21.672cm" svg:y2="17.34cm" svg:d="m18509 17342h1582v-2h1581">
          <text:p text:style-name="P1"><text:span text:style-name="T3">CMD_ADC <text:s text:c="3"/></text:span></text:p>
          <text:p text:style-name="P1"><text:span text:style-name="T3"/></text:p>
        </draw:connector>
        <draw:connector draw:style-name="gr12" draw:text-style-name="P4" draw:layer="layout" svg:x1="22.823cm" svg:y1="16.602cm" svg:x2="21.596cm" svg:y2="13.27cm" draw:start-shape="id10" draw:start-glue-point="4" draw:end-shape="id5" draw:end-glue-point="2" svg:d="m22823 16602h503v-2184h-1730v-1148">
          <text:p text:style-name="P1"><text:span text:style-name="T3">CMD_ADCt <text:s text:c="5"/></text:span></text:p>
          <text:p text:style-name="P1"><text:span text:style-name="T3"/></text:p>
        </draw:connector>
        <draw:connector draw:style-name="gr13" draw:text-style-name="P4" draw:layer="layout" svg:x1="5.37cm" svg:y1="9.738cm" svg:x2="2.28cm" svg:y2="9.739cm" svg:d="m5370 9738h-1545v1h-1545">
          <text:p text:style-name="P1"><text:span text:style-name="T3"><text:s text:c="5"/></text:span><text:span text:style-name="T3">ADC_CS</text:span></text:p>
          <text:p text:style-name="P1"><text:span text:style-name="T3"/></text:p>
        </draw:connector>
        <draw:connector draw:style-name="gr13" draw:text-style-name="P4" draw:layer="layout" draw:line-skew="-0.049cm" svg:x1="2.299cm" svg:y1="10.564cm" svg:x2="5.425cm" svg:y2="10.564cm" svg:d="m2299 10564h3126">
          <text:p text:style-name="P1"><text:span text:style-name="T3">ADC_EOC </text:span></text:p>
          <text:p text:style-name="P1"><text:span text:style-name="T3"/></text:p>
        </draw:connector>
        <draw:polygon draw:style-name="gr23" draw:text-style-name="P1" draw:id="id10" draw:layer="layout" svg:width="1.17cm" svg:height="2.108cm" svg:x="21.654cm" svg:y="15.565cm" svg:viewBox="0 0 1171 2109" draw:points="0,270 0,745 510,1058 0,1372 0,1863 0,2109 1171,1389 1171,720 0,0">
          <draw:glue-point draw:id="4" svg:x="4.995cm" svg:y="-0.085cm"/>
          <text:p text:style-name="P1"><text:s text:c="2"/>+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arlos Camargo</meta:initial-creator>
    <meta:creation-date>2010-04-02T23:38:06</meta:creation-date>
    <meta:generator>OpenOffice.org/3.1$Linux OpenOffice.org_project/310m19$Build-9420</meta:generator>
    <dc:date>2010-04-14T00:01:05</dc:date>
    <dc:creator>Juan64Bits </dc:creator>
    <meta:editing-duration>PT57H52M28S</meta:editing-duration>
    <meta:editing-cycles>70</meta:editing-cycles>
    <meta:document-statistic meta:object-count="85"/>
  </office:meta>
</office:document-meta>
</file>